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b085"/>
    </style:style>
    <style:style style:name="P2" style:family="paragraph" style:parent-style-name="Text_20_body">
      <style:text-properties officeooo:rsid="0002b085" officeooo:paragraph-rsid="0002f49d"/>
    </style:style>
    <style:style style:name="P3" style:family="paragraph" style:parent-style-name="Text_20_body">
      <style:text-properties officeooo:rsid="0002b085" officeooo:paragraph-rsid="0002b085"/>
    </style:style>
    <style:style style:name="P4" style:family="paragraph" style:parent-style-name="Standard">
      <style:text-properties officeooo:rsid="0002b085" officeooo:paragraph-rsid="0002b085"/>
    </style:style>
    <style:style style:name="T1" style:family="text">
      <style:text-properties officeooo:rsid="0002b085"/>
    </style:style>
    <style:style style:name="T2" style:family="text">
      <style:text-properties officeooo:rsid="0002f4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Apuntes </text:span>Transact-SQ </text:p>
      <text:p text:style-name="P1"/>
      <text:h text:style-name="Heading_20_1" text:outline-level="1">Creación de una base de datos</text:h>
      <text:p text:style-name="P2">Primero deberemos comprobar si la base de datos existe.</text:p>
      <text:p text:style-name="P2"/>
      <text:p text:style-name="P2">más tarde ya crearemos la base de datos donde para una básica le añadiremos <text:span text:style-name="T2">el nombre , la ruta donde se guardara , tamaño , tamaño máximo y tamaño de crecimiento. </text:span></text:p>
      <text:p text:style-name="P3"/>
      <text:p text:style-name="P3"/>
      <text:p text:style-name="P3"/>
      <text:p text:style-name="P3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8T12:03:56.102608400</meta:creation-date>
    <dc:date>2025-02-18T12:46:04.640894900</dc:date>
    <meta:editing-duration>PT18M23S</meta:editing-duration>
    <meta:editing-cycles>1</meta:editing-cycles>
    <meta:document-statistic meta:table-count="0" meta:image-count="0" meta:object-count="0" meta:page-count="1" meta:paragraph-count="4" meta:word-count="48" meta:character-count="268" meta:non-whitespace-character-count="222"/>
    <meta:generator>LibreOffice/25.2.0.3$Windows_X86_64 LibreOffice_project/e1cf4a87eb02d755bce1a01209907ea5ddc8f069</meta:generator>
  </office:meta>
</office:document-meta>
</file>